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3a" officeooo:paragraph-rsid="0003f63a"/>
    </style:style>
    <style:style style:name="P2" style:family="paragraph" style:parent-style-name="Standard">
      <style:text-properties officeooo:rsid="0007ffd6" officeooo:paragraph-rsid="0007ffd6"/>
    </style:style>
    <style:style style:name="P3" style:family="paragraph" style:parent-style-name="Standard">
      <style:text-properties officeooo:rsid="0009769e" officeooo:paragraph-rsid="0009769e"/>
    </style:style>
    <style:style style:name="P4" style:family="paragraph" style:parent-style-name="Standard">
      <style:text-properties officeooo:rsid="000bd4f6" officeooo:paragraph-rsid="000bd4f6"/>
    </style:style>
    <style:style style:name="T1" style:family="text">
      <style:text-properties officeooo:rsid="0004aada"/>
    </style:style>
    <style:style style:name="T2" style:family="text">
      <style:text-properties officeooo:rsid="0005acd2"/>
    </style:style>
    <style:style style:name="T3" style:family="text">
      <style:text-properties officeooo:rsid="0006053a"/>
    </style:style>
    <style:style style:name="T4" style:family="text">
      <style:text-properties officeooo:rsid="0007ffd6"/>
    </style:style>
    <style:style style:name="T5" style:family="text">
      <style:text-properties officeooo:rsid="00098e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Crawford</text:p>
      <text:p text:style-name="P1">Database Systems (CS 4347.002)</text:p>
      <text:p text:style-name="P1">Pushpa Kumar</text:p>
      <text:p text:style-name="P1"/>
      <text:p text:style-name="P1">3.3)</text:p>
      <text:p text:style-name="P1">Entity: <text:span text:style-name="T1">A thing or object in the real world with an independent existence.</text:span></text:p>
      <text:p text:style-name="P1">Attribute: <text:span text:style-name="T1">The particular properties that describe an entity.</text:span></text:p>
      <text:p text:style-name="P1">Value: <text:span text:style-name="T4">Associated with the attribute, it is a constant which represents the attribute..</text:span></text:p>
      <text:p text:style-name="P1">Relationship: <text:span text:style-name="T2">Relates two or more distinct entities with a specific meaning.</text:span></text:p>
      <text:p text:style-name="P1">Instance: </text:p>
      <text:p text:style-name="P1">Composite Attribute: <text:span text:style-name="T3">Can be divided into smaller subparts, which represent more basic attributes with independent meanings.</text:span></text:p>
      <text:p text:style-name="P1">Multivalued Attribute: <text:span text:style-name="T3">An entity may have multiple values for an attribute.</text:span></text:p>
      <text:p text:style-name="P1">Derived Attribute: <text:span text:style-name="T3">When the value of an attribute can be determined from the values of one or more attributes.</text:span></text:p>
      <text:p text:style-name="P1">Complex Attribute: <text:span text:style-name="T4">Composite and Multi-valued attributes may be nested arbitrarily to any number of levels.</text:span></text:p>
      <text:p text:style-name="P1">Key Attribute: <text:span text:style-name="T4">An attribute for an entity type for which each entity must have a unique value.</text:span></text:p>
      <text:p text:style-name="P1">Value set(domain): <text:span text:style-name="T4">Specifies the set of values associated with an attribute.</text:span></text:p>
      <text:p text:style-name="P1"/>
      <text:p text:style-name="P2">3.4)</text:p>
      <text:p text:style-name="P3">An entity type <text:span text:style-name="T5">is </text:span>entities with the same basic attributes merged into one. <text:span text:style-name="T5">For example, an entity type can be employee, where its attributes are name, age and salary. An entity set holds these entity types as a collection which is stored in the database. It is the current state of the entities that type that are stored in the database. So an entity is a general object in the world or thing, and an entity type is related to that entity, however it has attributes associated with it. Finally, the entity set holds these entity types as a collection into the database.</text:span></text:p>
      <text:p text:style-name="P2"/>
      <text:p text:style-name="P2">3.6)</text:p>
      <text:p text:style-name="P4">A relationship type is when relationships of the same type are grouped or typed together. In a database, this could be a WORKS_ON relationship in which both the employee and the project are participating. In a relationship set, every entity is related to another entity by a relation type. This then defines a set of associations among entities from these entity types.</text:p>
      <text:p text:style-name="P2"/>
      <text:p text:style-name="P2">3.11)</text:p>
      <text:p text:style-name="P2"/>
      <text:p text:style-name="P2"/>
      <text:p text:style-name="P2">3.12)</text:p>
      <text:p text:style-name="P2"/>
      <text:p text:style-name="P2"/>
      <text:p text:style-name="P2">3.19)</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3:48:06.624975930</meta:creation-date>
    <dc:date>2019-02-04T17:07:24.843397484</dc:date>
    <meta:editing-duration>PT21M35S</meta:editing-duration>
    <meta:editing-cycles>3</meta:editing-cycles>
    <meta:generator>LibreOffice/6.0.6.2$Linux_X86_64 LibreOffice_project/00m0$Build-2</meta:generator>
    <meta:document-statistic meta:table-count="0" meta:image-count="0" meta:object-count="0" meta:page-count="1" meta:paragraph-count="22" meta:word-count="314" meta:character-count="1915" meta:non-whitespace-character-count="1622"/>
  </office:meta>
</office:document-meta>
</file>